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,Bold" svg:font-family="'Calibri,Bol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/>
    </style:style>
    <style:style style:name="P2" style:family="paragraph" style:parent-style-name="Standard">
      <style:paragraph-properties fo:margin-top="0in" fo:margin-bottom="0in" style:contextual-spacing="false" fo:line-height="100%"/>
      <style:text-properties fo:color="#000000" style:font-name-complex="Calibri1"/>
    </style:style>
    <style:style style:name="P3" style:family="paragraph" style:parent-style-name="Standard" style:master-page-name="Standard">
      <style:paragraph-properties fo:margin-top="0in" fo:margin-bottom="0in" style:contextual-spacing="false" fo:line-height="100%" style:page-number="auto"/>
    </style:style>
    <style:style style:name="T1" style:family="text">
      <style:text-properties fo:color="#a7a7a7" fo:font-weight="bold" style:font-weight-asian="bold" style:font-name-complex="Calibri,Bold" style:font-weight-complex="bold"/>
    </style:style>
    <style:style style:name="T2" style:family="text">
      <style:text-properties fo:color="#000000" style:font-name-complex="Calibri1"/>
    </style:style>
    <style:style style:name="T3" style:family="text">
      <style:text-properties fo:color="#000000" fo:font-size="10pt" style:font-size-asian="10pt" style:font-name-complex="Calibri,Bold" style:font-size-complex="10pt"/>
    </style:style>
    <style:style style:name="T4" style:family="text">
      <style:text-properties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Διαγωνισμός Ανοιχτής Σχεδίασης Εξοπλισμού Δημοσίων Χώρων / Γενικός Υπαίθριος</text:span></text:p>
      <text:p text:style-name="P1"><text:span text:style-name="T1">Αστικός Εξοπλισμός: ΣΧΕΔΙΑΣΜΟΣ ΚΑΔΩΝ ΑΠΟΡΡΙΜΑΤΩΝ</text:span></text:p>
      <text:p text:style-name="P2"/>
      <text:p text:style-name="P1"><text:span text:style-name="T2">ΠΕΡΙΓΡΑΦΗ ΕΡΓΑΣΙΑΣ</text:span></text:p>
      <text:p text:style-name="P1"><text:span text:style-name="T2">H βασική ιδέα σχετίζεται με την υγιεινή των δημοσίων χώρων. Κυρίως με τις περιοχές και</text:span></text:p>
      <text:p text:style-name="P1"><text:span text:style-name="T2">στάσεις στις οποίες υπάρχουν κάδοι απορριμάτων. Η πρόταση αφορά έναν έξυπνο κάδο, ο</text:span></text:p>
      <text:p text:style-name="P1"><text:span text:style-name="T2">οποίος να μπορεί να βοηθήσει τη δημόσια υγιεινή, μέσω συστημάτων που θα φέρει.</text:span></text:p>
      <text:p text:style-name="P1"><text:span text:style-name="T2">Περιληπτικά αυτά είναι:</text:span></text:p>
      <text:p text:style-name="P1"><text:span text:style-name="T2">1) Να μειώσει τις οσμές από τα απορρίματα</text:span></text:p>
      <text:p text:style-name="P1"><text:span text:style-name="T2">2) Να ειδοποιεί πότε δεν μπορεί να τοποθετηθούν άλλα απορρίματα στον κάδο</text:span></text:p>
      <text:p text:style-name="P1"><text:span text:style-name="T2">3) Να είναι εύκολος στη λειτουργία και στην εναπόθεση</text:span></text:p>
      <text:p text:style-name="P1"><text:span text:style-name="T2">4) Να έχει ένα μοντέρνο σχεδιασμό</text:span></text:p>
      <text:p text:style-name="P1"><text:span text:style-name="T2">5) Να μπορεί να παράγει μικρή ποσότητα ενέργειας, ώστε να είναι ανεξάρτητος</text:span></text:p>
      <text:p text:style-name="P1"><text:span text:style-name="T2">ενεργειακά</text:span></text:p>
      <text:p text:style-name="P1"><text:span text:style-name="T2">6) Να φέρει ξεχωριστή σήμανση, ώστε να μπορεί να αντικατασταθεί ή να</text:span></text:p>
      <text:p text:style-name="P1"><text:span text:style-name="T2">επισκευαστεί άμεσα</text:span></text:p>
      <text:p text:style-name="P1"><text:span text:style-name="T2">7) Να αυτοκαθαρίζεται (προτεινόμενη παραλλαγή)</text:span></text:p>
      <text:p text:style-name="P2"/>
      <text:p text:style-name="P1"><text:bookmark text:name="_GoBack"/><text:span text:style-name="T2">Ο κάδος έχει σχήμα κωνικής μορφής για εύκολη εκκένωση κατά την ανατροπή του, στο</text:span></text:p>
      <text:p text:style-name="P1"><text:span text:style-name="T2">απορριματοφόρο. Διαθέτει ειδικές ενισχυμένες βάσεις ανάρτησης στις πλάγιες όψεις του,</text:span></text:p>
      <text:p text:style-name="P1"><text:span text:style-name="T2">όπως επίσης χειρολαβές ασφαλείας για ασφαλή και εύκολη μετακίνηση. Υπάρχει επίσης</text:span></text:p>
      <text:p text:style-name="P1"><text:span text:style-name="T2">πώμα αποχέτευσης για την εκροή υγρών κατά το πλύσιμο.</text:span></text:p>
      <text:p text:style-name="P1"><text:span text:style-name="T2">ΣΗΜΑΝΣΗ ΚΑΔΩΝ - Κάθε κάδος έχει αποκλειστικό νούμερο αρίθμησης, ώστε να είναι</text:span></text:p>
      <text:p text:style-name="P1"><text:span text:style-name="T2">ευκολά εντοπίσιμος απο τα συνεργεία του Δήμου. Τοποθετείται η αριθμός στην μπροστινή</text:span></text:p>
      <text:p text:style-name="P1"><text:span text:style-name="T2">όψη του κάδου, έτσι ώστε να είναι εύκολα αναγνώσιμος και ευδιάκριτος. Παράλληλα δεν</text:span></text:p>
      <text:p text:style-name="P1"><text:span text:style-name="T2">χρειάζεται να γνωρίζει κάποιος χρήστης την περιοχή, προκειμένου να δώσει τα στοιχεία της</text:span></text:p>
      <text:p text:style-name="P1"><text:span text:style-name="T2">στους υπαλλήλους του Δήμου (αν διαπιστώσει κάποια βλάβη στον κάδο). Αρκεί απλά να</text:span></text:p>
      <text:p text:style-name="P1"><text:span text:style-name="T2">αναφέρει τον αριθμό, ο οποίος και μπορεί να είναι καταχωρημένος σε αρχείο του Δήμου.</text:span></text:p>
      <text:p text:style-name="P1"><text:span text:style-name="T2">To καπάκι του κάδου, ανοίγει σε τρεις διαδοχικές φάσεις, προκειμένου να περιορίζονται οι</text:span></text:p>
      <text:p text:style-name="P1"><text:span text:style-name="T2">οσμές των απορριμάτων κατά το άνοιγμα απο το χρήστη. Χρησιμοποιούνται ιμάντες (όπως</text:span></text:p>
      <text:p text:style-name="P1"><text:span text:style-name="T2">φαίνονται στην αξονομετρική τομή), οι οποίοι ανοίγουν το καπάκι, ανάλογα με τη δύναμη</text:span></text:p>
      <text:p text:style-name="P1"><text:span text:style-name="T2">που ασκεί ο χρήστης στο πέδιλο του κάδου. Έτσι δεν είναι απαραίτητο να γίνεται εξ</text:span></text:p>
      <text:p text:style-name="P1"><text:span text:style-name="T2">ολοκλήρου άνοιγμα του κάδου (όπως γίνεται σήμερα), αν –π.χ.- ο χρήστης θέλει απλά να</text:span></text:p>
      <text:p text:style-name="P1"><text:soft-page-break/><text:span text:style-name="T2">πετάξει ένα μικρό αντικείμενο. Φυσικά υπάρχει η δυνατότητα να ανοίξει ο χρήστης και εξ</text:span></text:p>
      <text:p text:style-name="P1"><text:span text:style-name="T2">ολοκλήρου τον κάδο (αν έχει μεγάλο όγκο απορριμάτων), χάρη στη λαβή του υπάρχει στην</text:span></text:p>
      <text:p text:style-name="P1"><text:span text:style-name="T2">μπροστινή όψη του κάδου.</text:span></text:p>
      <text:p text:style-name="P1"><text:span text:style-name="T2">Το καπάκι είναι σχεδιασμένο έτσι ώστε να μην αφήνει τις οσμές των απορριμμάτων να</text:span></text:p>
      <text:p text:style-name="P1"><text:span text:style-name="T2">φεύγουν προς όλες τις κατευθύνσεις. Εγκιβωτίζεται εντός πλασίου, ώστε να μειώνεται η</text:span></text:p>
      <text:p text:style-name="Standard"><text:span text:style-name="T2">διάχυση των οσμών δεξιά και αριστερά.</text:span></text:p>
      <text:p text:style-name="P1"><text:span text:style-name="T4">Το προτεινόμενο σύστημα ανοίγματος,έρχεται σε πλήρη συνάρτηση με το σύστημα</text:span></text:p>
      <text:p text:style-name="P1"><text:span text:style-name="T4">ανοίγματος των υπαρχόντων κάδων. Το πεντάλ βρίσκεται 10 πόντους πάνω απο το έδαφος,</text:span></text:p>
      <text:p text:style-name="P1"><text:span text:style-name="T4">οπότε πατώντας το μετακινούνται τα σύρματα αναλόγως.</text:span></text:p>
      <text:p text:style-name="P1"><text:span text:style-name="T4">Στο καπάκι επίσης υπάρχει μικρό διάφανο plexigass, το οποίο μπορεί να συμβουλευτεί ο</text:span></text:p>
      <text:p text:style-name="P1"><text:span text:style-name="T4">χρήστης, αναφορικά με το αν υπάρχει χώρος εναπόθεσης απορριμάτων στον κάδο.</text:span></text:p>
      <text:p text:style-name="P1"><text:span text:style-name="T4">Οι τροχοί του κάδου είναι Βαρέως τύπου, περιστροφής 360° με μεταλλική ζάντα και</text:span></text:p>
      <text:p text:style-name="P1"><text:span text:style-name="T4">συμπαγές ελαστικό διαμέτρου 200mm, προκειμένου να μετακινούνται προς όλες τις</text:span></text:p>
      <text:p text:style-name="P1"><text:span text:style-name="T4">κατευθύνσεις εύκολα. Επίσης υπάρχει φρένο τύπου ποδόφρενου στην εμπρός πλευρά του</text:span></text:p>
      <text:p text:style-name="P1"><text:span text:style-name="T4">κάδου για εύκολη ακινητοποίηση του.</text:span></text:p>
      <text:p text:style-name="P1"><text:span text:style-name="T4">Το καπάκι ωστόσο ανοίγει επίσης εξ ολοκλήρου, προκειμένου να γίνεται η εκτροπή των</text:span></text:p>
      <text:p text:style-name="P1"><text:span text:style-name="T4">απορριμάτων στο αποριμματοφόρο.</text:span></text:p>
      <text:p text:style-name="P1"><text:span text:style-name="T4">Στην επιφάνεια του κάδου, αναπτύσσονται φωτοβολταικές μεμβράνες , οι οποίες</text:span></text:p>
      <text:p text:style-name="P1"><text:span text:style-name="T4">ενεργοποιούν φωτοκύταρο που ελέγχει την περιέκτικότητα του κάδου. Μόλις υπέρβει το</text:span></text:p>
      <text:p text:style-name="P1"><text:span text:style-name="T4">επιτρεπόμενο ύψος, αυτόματα αλλάζει το χρώμα της πράσινης γραμμής σε κόκκινη, ώστε</text:span></text:p>
      <text:p text:style-name="P1"><text:span text:style-name="T4">να γνωρίζουν οι χρήστες ότι δεν μπορούν να εναποθέσουν στο συγκεκριμένο κάδο τα</text:span></text:p>
      <text:p text:style-name="P1"><text:span text:style-name="T4">απορρίματα τουςνα γνωρίζουν οι χρήστες ότι δεν μπορούν να εναποθέσουν στο</text:span></text:p>
      <text:p text:style-name="P1"><text:span text:style-name="T4">συγκεκριμένο κάδο τα απορρίματα τους. Θα γίνεται σάρωση στο ύψος που είναι</text:span></text:p>
      <text:p text:style-name="P1"><text:span text:style-name="T4">τοποθετημένος (σε όλο το μήκος και πλάτος εκείνου του σημείου) και θα ενεργοποιεί το</text:span></text:p>
      <text:p text:style-name="P1"><text:span text:style-name="T4">κόκκινο λαμπτήρα.</text:span></text:p>
      <text:p text:style-name="P1"><text:span text:style-name="T4">Μια προτεινόμενη χρήση θα ήταν να υπάρχουν φυσητήρες καθαρισμού εντός του κάδου,</text:span></text:p>
      <text:p text:style-name="P1"><text:span text:style-name="T4">ώστε να αυτοκαθαρίζεται σε προκαθορισμένες ώρες ή ημέρες. Ο χρονοδιακόπτης ο οποίος</text:span></text:p>
      <text:p text:style-name="P1"><text:span text:style-name="T4">μπορεί να υπάρχει εντός του κάδου (ο οποίος μπορεί να παίρνει ενέργεια από τις</text:span></text:p>
      <text:p text:style-name="P1"><text:span text:style-name="T4">φωτοφολταικές μεμβράνες), θα ενεργοποιείται όταν δίνει σήμα το φωτοκύταρρο, ότι δεν</text:span></text:p>
      <text:p text:style-name="P1"><text:span text:style-name="T4">υπάρχουν απορρίματα στο κάδο.</text:span></text:p>
      <text:p text:style-name="P1"><text:soft-page-break/><text:span text:style-name="T4">Ο σχεδιασμός του κάδου, ακολουθεί μοντέρνες καμπύλες χαράξεις και γραμμές (τις οποίες</text:span></text:p>
      <text:p text:style-name="P1"><text:span text:style-name="T4">συναντάμε κατά κόρον στη φύση), προκειμένου να γίνεται πιο εύκολη η προσαρμογή τους</text:span></text:p>
      <text:p text:style-name="P1"><text:span text:style-name="T4">στο αστικό τοπίο. Εγκιβωτίζεται παράλληλα σε μικρό χώρο (πιθανόν με κάγκελα στις τρείς</text:span></text:p>
      <text:p text:style-name="P1"><text:span text:style-name="T4">από τις τέσσερις πλεύρες του), ώστε να μην υπάρχει άμεση επαφή με τους κατοίκους της</text:span></text:p>
      <text:p text:style-name="P1"><text:span text:style-name="T4">περιοχής, παρά μόνο με τους χρήστες.</text:span></text:p>
      <text:p text:style-name="P1"><text:span text:style-name="T4">Χρησιμοποιείται πλαστικό περίβλημα, προκειμένου να είναι ελαφριά σαν κατασκευή και</text:span></text:p>
      <text:p text:style-name="P1"><text:span text:style-name="T4">εύκολα μετακινήσιμη. Τα επιμέρους μεταλλικά στοιχεία και οι ρόδες κατασκευάζονται σε</text:span></text:p>
      <text:p text:style-name="P1"><text:span text:style-name="T4">διάφορες Ελληνικές εταιρείες (Viocado κ.τ.λ.) και μπορεί να γίνει μαζική παραγωγή, με</text:span></text:p>
      <text:p text:style-name="Standard"><text:span text:style-name="T4">αρκετά χαμηλό κόστος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,Bold" svg:font-family="'Calibri,Bol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l" fo:country="GR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7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l" fo:country="GR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orgos</meta:initial-creator>
    <dc:creator>Giorgos</dc:creator>
    <meta:editing-cycles>1</meta:editing-cycles>
    <meta:creation-date>2015-10-01T12:38:00</meta:creation-date>
    <dc:date>2015-10-01T12:40:00</dc:date>
    <meta:editing-duration>PT2S</meta:editing-duration>
    <meta:generator>LibreOffice/4.2.8.2$Linux_X86_64 LibreOffice_project/420m0$Build-2</meta:generator>
    <meta:document-statistic meta:table-count="0" meta:image-count="0" meta:object-count="0" meta:page-count="3" meta:paragraph-count="70" meta:word-count="721" meta:character-count="4761" meta:non-whitespace-character-count="411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